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style:writing-mode="lr-tb"/>
      <style:text-properties style:font-name="Segoe UI" fo:font-size="15pt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Segoe UI" fo:font-size="7pt"/>
    </style:style>
    <style:style style:name="P5" style:family="paragraph" style:parent-style-name="Text_20_body">
      <style:paragraph-properties style:writing-mode="lr-tb"/>
    </style:style>
    <style:style style:name="T1" style:family="text">
      <style:text-properties style:font-name="Segoe UI"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import java.sql.Connection;</text:p>
      <text:p text:style-name="P3">import java.sql.DriverManager;</text:p>
      <text:p text:style-name="P3">import java.sql.SQLException;</text:p>
      <text:p text:style-name="P2"/>
      <text:p text:style-name="P3">public class JdbcConnection {​​​​​</text:p>
      <text:p text:style-name="P2"><text:s text:c="4"/><text:span text:style-name="T1">public static void main(String[] args){​​​​​</text:span></text:p>
      <text:p text:style-name="P2"><text:s text:c="8"/><text:span text:style-name="T1">try {​​​​​</text:span></text:p>
      <text:p text:style-name="P2"><text:s text:c="12"/><text:span text:style-name="T1">String addr="jdbc:mysql://localhost:3306/jdbc_demo";</text:span></text:p>
      <text:p text:style-name="P2"><text:s text:c="12"/><text:span text:style-name="T1">String username="root";</text:span></text:p>
      <text:p text:style-name="P2"><text:s text:c="12"/><text:span text:style-name="T1">String password="root";</text:span></text:p>
      <text:p text:style-name="P2"><text:s text:c="12"/><text:span text:style-name="T1">Class.</text:span><text:span text:style-name="Emphasis"><text:span text:style-name="T1">forName</text:span></text:span><text:span text:style-name="T1">("com.mysql.cj.jdbc.Driver");</text:span></text:p>
      <text:p text:style-name="P2"><text:s text:c="12"/><text:span text:style-name="T1">Connection con= DriverManager.</text:span><text:span text:style-name="Emphasis"><text:span text:style-name="T1">getConnection</text:span></text:span><text:span text:style-name="T1">(addr,username,password);</text:span></text:p>
      <text:p text:style-name="P2"><text:s text:c="12"/><text:span text:style-name="T1">System.</text:span><text:span text:style-name="Emphasis"><text:span text:style-name="T1">out</text:span></text:span><text:span text:style-name="T1">.println("connection is established");</text:span></text:p>
      <text:p text:style-name="P2"><text:s text:c="8"/><text:span text:style-name="T1">}​​​​​</text:span></text:p>
      <text:p text:style-name="P2"><text:s text:c="8"/><text:span text:style-name="T1">catch (ClassNotFoundException e){​​​​​</text:span></text:p>
      <text:p text:style-name="P2"/>
      <text:p text:style-name="P2"><text:s text:c="8"/><text:span text:style-name="T1">}​​​​​</text:span></text:p>
      <text:p text:style-name="P2"><text:s text:c="8"/><text:span text:style-name="T1">catch (SQLException e){​​​​​</text:span></text:p>
      <text:p text:style-name="P2"/>
      <text:p text:style-name="P2"><text:s text:c="8"/><text:span text:style-name="T1">}​​​​​</text:span></text:p>
      <text:p text:style-name="P2"/>
      <text:p text:style-name="P2"><text:s text:c="4"/><text:span text:style-name="T1">}​​​​​</text:span></text:p>
      <text:p text:style-name="P2"/>
      <text:p text:style-name="P3">}​​​​​</text:p>
      <text:p text:style-name="P1"/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5:36:07.768000000</meta:creation-date>
    <dc:date>2021-10-07T15:36:32.894000000</dc:date>
    <meta:editing-duration>PT26S</meta:editing-duration>
    <meta:editing-cycles>1</meta:editing-cycles>
    <meta:document-statistic meta:table-count="0" meta:image-count="0" meta:object-count="0" meta:page-count="1" meta:paragraph-count="19" meta:word-count="41" meta:character-count="654" meta:non-whitespace-character-count="454"/>
    <meta:generator>LibreOffice/7.0.4.2$Windows_X86_64 LibreOffice_project/dcf040e67528d9187c66b2379df5ea4407429775</meta:generator>
  </office:meta>
</office:document-meta>
</file>